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de494" officeooo:paragraph-rsid="001de494"/>
    </style:style>
    <style:style style:name="P2" style:family="paragraph" style:parent-style-name="Standard">
      <style:paragraph-properties fo:text-align="start" style:justify-single-word="false"/>
      <style:text-properties officeooo:rsid="001de494" officeooo:paragraph-rsid="001de494"/>
    </style:style>
    <style:style style:name="P3" style:family="paragraph" style:parent-style-name="Standard">
      <style:paragraph-properties fo:text-align="center" style:justify-single-word="false"/>
      <style:text-properties fo:font-size="72pt" officeooo:rsid="001de494" officeooo:paragraph-rsid="001de494" style:font-size-asian="63pt" style:font-size-complex="72pt"/>
    </style:style>
    <style:style style:name="P4" style:family="paragraph" style:parent-style-name="Standard">
      <style:paragraph-properties fo:text-align="center" style:justify-single-word="false"/>
      <style:text-properties fo:font-size="12pt" officeooo:rsid="001de494" officeooo:paragraph-rsid="001de494" style:font-size-asian="10.5pt" style:font-size-complex="12pt"/>
    </style:style>
    <style:style style:name="P5" style:family="paragraph" style:parent-style-name="Standard">
      <style:paragraph-properties fo:text-align="start" style:justify-single-word="false"/>
      <style:text-properties fo:font-size="12pt" officeooo:rsid="001de494" officeooo:paragraph-rsid="001de494" style:font-size-asian="10.5pt" style:font-size-complex="12pt"/>
    </style:style>
    <style:style style:name="P6" style:family="paragraph" style:parent-style-name="Standard">
      <style:paragraph-properties fo:text-align="start" style:justify-single-word="false"/>
      <style:text-properties fo:font-size="12pt" officeooo:rsid="001e49c5" officeooo:paragraph-rsid="001e49c5" style:font-size-asian="10.5pt" style:font-size-complex="12pt"/>
    </style:style>
    <style:style style:name="P7" style:family="paragraph" style:parent-style-name="Standard">
      <style:paragraph-properties fo:text-align="start" style:justify-single-word="false"/>
      <style:text-properties fo:font-size="12pt" officeooo:rsid="001fd918" officeooo:paragraph-rsid="001e49c5" style:font-size-asian="10.5pt" style:font-size-complex="12pt"/>
    </style:style>
    <style:style style:name="P8" style:family="paragraph" style:parent-style-name="Standard">
      <style:paragraph-properties fo:text-align="start" style:justify-single-word="false"/>
      <style:text-properties fo:font-size="12pt" officeooo:rsid="001fd918" officeooo:paragraph-rsid="001fd918" style:font-size-asian="10.5pt" style:font-size-complex="12pt"/>
    </style:style>
    <style:style style:name="P9" style:family="paragraph" style:parent-style-name="Standard">
      <style:paragraph-properties fo:text-align="start" style:justify-single-word="false"/>
      <style:text-properties fo:font-size="12pt" officeooo:rsid="000da569" officeooo:paragraph-rsid="001de494" style:font-size-asian="12pt" style:font-size-complex="12pt"/>
    </style:style>
    <style:style style:name="P10" style:family="paragraph" style:parent-style-name="Standard">
      <style:paragraph-properties fo:text-align="start" style:justify-single-word="false"/>
      <style:text-properties fo:font-size="12pt" officeooo:rsid="001de494" officeooo:paragraph-rsid="001de494" style:font-size-asian="12pt" style:font-size-complex="12pt"/>
    </style:style>
    <style:style style:name="P11" style:family="paragraph" style:parent-style-name="Standard">
      <style:paragraph-properties fo:text-align="start" style:justify-single-word="false"/>
      <style:text-properties fo:font-size="10pt" officeooo:rsid="001de494" officeooo:paragraph-rsid="001de494" style:font-size-asian="10pt" style:font-size-complex="10pt"/>
    </style:style>
    <style:style style:name="T1" style:family="text">
      <style:text-properties officeooo:rsid="001de494"/>
    </style:style>
    <style:style style:name="T2" style:family="text">
      <style:text-properties officeooo:rsid="000ec72b"/>
    </style:style>
    <style:style style:name="T3" style:family="text">
      <style:text-properties officeooo:rsid="001e4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User Manual</text:p>
      <text:p text:style-name="P3"/>
      <text:p text:style-name="P3"/>
      <text:p text:style-name="P3"/>
      <text:p text:style-name="P3"/>
      <text:p text:style-name="P4"/>
      <text:p text:style-name="P1"><text:soft-page-break/>User Manual</text:p>
      <text:p text:style-name="P1">Football Frenzy</text:p>
      <text:p text:style-name="P2"/>
      <text:p text:style-name="P5"><text:tab/>This program stores football standings as read in from a file. The user is able to edit the standings by adding teams, deleting teams, simulating games and editing existing teams. The edited standings can then be output to another file for storage. This output file can then be read back into the program to update the standings again.</text:p>
      <text:p text:style-name="P5"/>
      <text:p text:style-name="P5">1.<text:tab/>Executing the Program</text:p>
      <text:p text:style-name="P5"><text:tab/></text:p>
      <text:p text:style-name="P9"><text:tab/><text:span text:style-name="T2">Turn on and boot your computer.</text:span></text:p>
      <text:p text:style-name="P9"/>
      <text:p text:style-name="P9"><text:tab/><text:span text:style-name="T2">Insert the flash drive containing the program file Project2.exe in the appropriate drive. (We will assume it is the A drive, but it could be any drive. Substitute the appropriate letter where you see a:)</text:span></text:p>
      <text:p text:style-name="P9"><text:tab/><text:span text:style-name="T2">Enter the following at the prompt.</text:span></text:p>
      <text:p text:style-name="P9"/>
      <text:p text:style-name="P9"><text:tab/><text:span text:style-name="T2">a:Project1</text:span></text:p>
      <text:p text:style-name="P9"/>
      <text:p text:style-name="P9"><text:tab/><text:span text:style-name="T1">The title screen will appear, along with a prompt allowing you to input the name of the file to read into the program.</text:span></text:p>
      <text:p text:style-name="P9"/>
      <text:p text:style-name="P10">2.<text:tab/>Input</text:p>
      <text:p text:style-name="P10"/>
      <text:p text:style-name="P10">2.1<text:tab/>Input Requirements</text:p>
      <text:p text:style-name="P10"><text:tab/>The input file must be tab separated in the format</text:p>
      <text:p text:style-name="P10"/>
      <text:p text:style-name="P10"><text:tab/><text:tab/><text:tab/>total<text:tab/><text:tab/> <text:s text:c="6"/>home<text:tab/> <text:s text:c="6"/>away<text:tab/> <text:s text:c="3"/>division<text:tab/> conference</text:p>
      <text:p text:style-name="P11">Team Name<text:tab/>wins<text:tab/>losses<text:tab/>ties<text:tab/>wins-losses-ties<text:tab/>wins-losses-ties<text:tab/>wins-losses-ties<text:tab/>wins-losses-ties<text:tab/>division#</text:p>
      <text:p text:style-name="P11"/>
      <text:p text:style-name="P5"><text:tab/>All of the main menu options require you to enter an integer associated with an option. The number will be next to the option it performs. Adding, deleting, and editing a team, as well as simulating a game require you to type in the name of the team or teams. Adding a team allows for any team name as long as the name is less than 30 characters long. Deleting, editing, and simulating require you to input a name already in the standings exactly as is, including any capital letters and spaces. <text:s/>Scores and records will be prompted for and require integer inputs.</text:p>
      <text:p text:style-name="P5"/>
      <text:p text:style-name="P5">2.2<text:tab/>Input Restrictions</text:p>
      <text:p text:style-name="P5"><text:tab/>A number not associated with an option, or a letter will reprompt you to input <text:s/>number for an option. Adding a team will not allow you to input the name of a team already listed in the standings. Deleting or editing a team will not allow you to input a team not listed in the standings. Simulating a game will not allow for <text:span text:style-name="T3">the two team names to be the same or not listed in the standings. None of the input is allowed to be blank.</text:span></text:p>
      <text:p text:style-name="P5"/>
      <text:p text:style-name="P6">3.<text:tab/>Output</text:p>
      <text:p text:style-name="P6"><text:tab/>The output will be a printed line telling you what actions have been taken, as well as the main menu. An option allows you to output the standings list onto the screen.</text:p>
      <text:p text:style-name="P6"/>
      <text:p text:style-name="P6"/>
      <text:p text:style-name="P6"/>
      <text:p text:style-name="P6"><text:soft-page-break/>Example Run</text:p>
      <text:p text:style-name="P7"/>
      <text:p text:style-name="P8">Enter the file with the teams information: NFL_standings_10162018.tsv</text:p>
      <text:p text:style-name="P8">NFL_standings_10162018.tsv successfully loaded.</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1</text:p>
      <text:p text:style-name="P8"/>
      <text:p text:style-name="P8"/>
      <text:p text:style-name="P8"/>
      <text:p text:style-name="P8">American Football Conference</text:p>
      <text:p text:style-name="P8"/>
      <text:p text:style-name="P8">AFC East <text:s text:c="21"/>W L T <text:s text:c="2"/>PCT <text:s text:c="4"/>HOME <text:s text:c="3"/>ROAD <text:s text:c="3"/>DIV <text:s text:c="4"/>CONF</text:p>
      <text:p text:style-name="P8">Miami Dolphins <text:s text:c="15"/>4 2 0 <text:s/>.667 <text:s text:c="4"/>3-0-0 <text:s text:c="2"/>1-2-0 <text:s text:c="2"/>1-1-0 <text:s text:c="2"/>3-2-0</text:p>
      <text:p text:style-name="P8">New England Patriots <text:s text:c="9"/>4 2 0 <text:s/>.667 <text:s text:c="4"/>4-0-0 <text:s text:c="2"/>0-2-0 <text:s text:c="2"/>1-0-0 <text:s text:c="2"/>4-1-0</text:p>
      <text:p text:style-name="P8">New York Jets <text:s text:c="16"/>3 3 0 <text:s/>.500 <text:s text:c="4"/>2-1-0 <text:s text:c="2"/>1-2-0 <text:s text:c="2"/>0-1-0 <text:s text:c="2"/>2-3-0</text:p>
      <text:p text:style-name="P8">Buffalo Bills <text:s text:c="16"/>2 4 0 <text:s/>.333 <text:s text:c="4"/>1-1-0 <text:s text:c="2"/>1-3-0 <text:s text:c="2"/>0-0-0 <text:s text:c="2"/>1-3-0</text:p>
      <text:p text:style-name="P8"/>
      <text:p text:style-name="P8">AFC North <text:s text:c="20"/>W L T <text:s text:c="2"/>PCT <text:s text:c="4"/>HOME <text:s text:c="3"/>ROAD <text:s text:c="3"/>DIV <text:s text:c="4"/>CONF</text:p>
      <text:p text:style-name="P8">Baltimore Ravens <text:s text:c="13"/>4 2 0 <text:s/>.667 <text:s text:c="4"/>2-0-0 <text:s text:c="2"/>2-2-0 <text:s text:c="2"/>1-2-0 <text:s text:c="2"/>4-2-0</text:p>
      <text:p text:style-name="P8">Cincinnati Bengals <text:s text:c="11"/>4 2 0 <text:s/>.667 <text:s text:c="4"/>2-1-0 <text:s text:c="2"/>2-1-0 <text:s text:c="2"/>1-1-0 <text:s text:c="2"/>3-1-0</text:p>
      <text:p text:style-name="P8">Pittsburgh Steelers <text:s text:c="10"/>3 2 1 <text:s/>.500 <text:s text:c="4"/>1-2-0 <text:s text:c="2"/>2-0-1 <text:s text:c="2"/>1-1-1 <text:s text:c="2"/>1-2-1</text:p>
      <text:p text:style-name="P8">Cleveland Browns <text:s text:c="13"/>2 3 1 <text:s/>.333 <text:s text:c="4"/>2-1-1 <text:s text:c="2"/>0-2-0 <text:s text:c="2"/>1-0-1 <text:s text:c="2"/>2-2-1</text:p>
      <text:p text:style-name="P8"/>
      <text:p text:style-name="P8">AFC South <text:s text:c="20"/>W L T <text:s text:c="2"/>PCT <text:s text:c="4"/>HOME <text:s text:c="3"/>ROAD <text:s text:c="3"/>DIV <text:s text:c="4"/>CONF</text:p>
      <text:p text:style-name="P8">Houston Texans <text:s text:c="15"/>3 3 0 <text:s/>.500 <text:s text:c="4"/>2-1-0 <text:s text:c="2"/>1-2-0 <text:s text:c="2"/>1-1-0 <text:s text:c="2"/>2-2-0</text:p>
      <text:p text:style-name="P8">Jacksonville Jaguars <text:s text:c="9"/>3 3 0 <text:s/>.500 <text:s text:c="4"/>2-1-0 <text:s text:c="2"/>1-2-0 <text:s text:c="2"/>0-1-0 <text:s text:c="2"/>2-2-0</text:p>
      <text:p text:style-name="P8">Tennessee Titans <text:s text:c="13"/>3 3 0 <text:s/>.500 <text:s text:c="4"/>2-1-0 <text:s text:c="2"/>1-2-0 <text:s text:c="2"/>2-0-0 <text:s text:c="2"/>2-3-0</text:p>
      <text:p text:style-name="P8">Indianapolis Colts <text:s text:c="11"/>1 5 0 <text:s/>.167 <text:s text:c="4"/>0-2-0 <text:s text:c="2"/>1-3-0 <text:s text:c="2"/>0-1-0 <text:s text:c="2"/>0-4-0</text:p>
      <text:p text:style-name="P8"/>
      <text:p text:style-name="P8">AFC West <text:s text:c="21"/>W L T <text:s text:c="2"/>PCT <text:s text:c="4"/>HOME <text:s text:c="3"/>ROAD <text:s text:c="3"/>DIV <text:s text:c="4"/>CONF</text:p>
      <text:p text:style-name="P8">Kansas City Chiefs <text:s text:c="11"/>5 1 0 <text:s/>.833 <text:s text:c="4"/>2-0-0 <text:s text:c="2"/>3-1-0 <text:s text:c="2"/>2-0-0 <text:s text:c="2"/>4-1-0</text:p>
      <text:p text:style-name="P8">Los Angeles Chargers <text:s text:c="9"/>4 2 0 <text:s/>.667 <text:s text:c="4"/>2-1-0 <text:s text:c="2"/>2-1-0 <text:s text:c="2"/>1-1-0 <text:s text:c="2"/>3-1-0</text:p>
      <text:p text:style-name="P8">Denver Broncos <text:s text:c="15"/>2 4 0 <text:s/>.333 <text:s text:c="4"/>2-2-0 <text:s text:c="2"/>0-2-0 <text:s text:c="2"/>1-1-0 <text:s text:c="2"/>1-3-0</text:p>
      <text:p text:style-name="P8">Oakland Raiders <text:s text:c="14"/>1 5 0 <text:s/>.167 <text:s text:c="4"/>1-2-0 <text:s text:c="2"/>0-3-0 <text:s text:c="2"/>0-2-0 <text:s text:c="2"/>1-3-0</text:p>
      <text:p text:style-name="P8"/>
      <text:p text:style-name="P8">National Football Conference</text:p>
      <text:p text:style-name="P8"/>
      <text:p text:style-name="P8">NFC East <text:s text:c="21"/>W L T <text:s text:c="2"/>PCT <text:s text:c="4"/>HOME <text:s text:c="3"/>ROAD <text:s text:c="3"/>DIV <text:s text:c="4"/>CONF</text:p>
      <text:p text:style-name="P8">Washington Redskins <text:s text:c="10"/>3 2 0 <text:s/>.600 <text:s text:c="4"/>2-1-0 <text:s text:c="2"/>1-1-0 <text:s text:c="2"/>0-0-0 <text:s text:c="2"/>3-1-0</text:p>
      <text:p text:style-name="P8"><text:soft-page-break/>Dallas Cowboys <text:s text:c="15"/>3 3 0 <text:s/>.500 <text:s text:c="4"/>3-0-0 <text:s text:c="2"/>0-3-0 <text:s text:c="2"/>1-0-0 <text:s text:c="2"/>2-2-0</text:p>
      <text:p text:style-name="P8">Philadelphia Eagles <text:s text:c="10"/>3 3 0 <text:s/>.500 <text:s text:c="4"/>2-1-0 <text:s text:c="2"/>1-2-0 <text:s text:c="2"/>1-0-0 <text:s text:c="2"/>2-2-0</text:p>
      <text:p text:style-name="P8">New York Giants <text:s text:c="14"/>1 5 0 <text:s/>.167 <text:s text:c="4"/>0-3-0 <text:s text:c="2"/>1-2-0 <text:s text:c="2"/>0-2-0 <text:s text:c="2"/>0-4-0</text:p>
      <text:p text:style-name="P8"/>
      <text:p text:style-name="P8">NFC North <text:s text:c="20"/>W L T <text:s text:c="2"/>PCT <text:s text:c="4"/>HOME <text:s text:c="3"/>ROAD <text:s text:c="3"/>DIV <text:s text:c="4"/>CONF</text:p>
      <text:p text:style-name="P8">Chicago Bears <text:s text:c="16"/>3 2 0 <text:s/>.600 <text:s text:c="4"/>2-0-0 <text:s text:c="2"/>1-2-0 <text:s text:c="2"/>0-1-0 <text:s text:c="2"/>3-1-0</text:p>
      <text:p text:style-name="P8">Green Bay Packers <text:s text:c="12"/>3 2 1 <text:s/>.500 <text:s text:c="4"/>3-0-1 <text:s text:c="2"/>0-2-0 <text:s text:c="2"/>1-1-1 <text:s text:c="2"/>2-2-1</text:p>
      <text:p text:style-name="P8">Minnesota Vikings <text:s text:c="12"/>3 2 1 <text:s/>.500 <text:s text:c="4"/>2-1-0 <text:s text:c="2"/>1-1-1 <text:s text:c="2"/>0-0-1 <text:s text:c="2"/>3-1-1</text:p>
      <text:p text:style-name="P8">Detroit Lions <text:s text:c="16"/>2 3 0 <text:s/>.400 <text:s text:c="4"/>2-1-0 <text:s text:c="2"/>0-2-0 <text:s text:c="2"/>1-0-0 <text:s text:c="2"/>1-2-0</text:p>
      <text:p text:style-name="P8"/>
      <text:p text:style-name="P8">NFC South <text:s text:c="20"/>W L T <text:s text:c="2"/>PCT <text:s text:c="4"/>HOME <text:s text:c="3"/>ROAD <text:s text:c="3"/>DIV <text:s text:c="4"/>CONF</text:p>
      <text:p text:style-name="P8">New Orleans Saints <text:s text:c="11"/>4 1 0 <text:s/>.800 <text:s text:c="4"/>2-1-0 <text:s text:c="2"/>2-0-0 <text:s text:c="2"/>1-1-0 <text:s text:c="2"/>3-1-0</text:p>
      <text:p text:style-name="P8">Carolina Panthers <text:s text:c="12"/>3 2 0 <text:s/>.600 <text:s text:c="4"/>3-0-0 <text:s text:c="2"/>0-2-0 <text:s text:c="2"/>0-1-0 <text:s text:c="2"/>2-2-0</text:p>
      <text:p text:style-name="P8">Tampa Bay Buccaneers <text:s text:c="9"/>2 3 0 <text:s/>.400 <text:s text:c="4"/>1-1-0 <text:s text:c="2"/>1-2-0 <text:s text:c="2"/>1-1-0 <text:s text:c="2"/>2-2-0</text:p>
      <text:p text:style-name="P8">Atlanta Falcons <text:s text:c="14"/>2 4 0 <text:s/>.333 <text:s text:c="4"/>2-2-0 <text:s text:c="2"/>0-2-0 <text:s text:c="2"/>2-1-0 <text:s text:c="2"/>2-2-0</text:p>
      <text:p text:style-name="P8"/>
      <text:p text:style-name="P8">NFC West <text:s text:c="21"/>W L T <text:s text:c="2"/>PCT <text:s text:c="4"/>HOME <text:s text:c="3"/>ROAD <text:s text:c="3"/>DIV <text:s text:c="4"/>CONF</text:p>
      <text:p text:style-name="P8">Los Angeles Rams <text:s text:c="13"/>6 0 0 <text:s/>1.000 <text:s text:c="3"/>3-0-0 <text:s text:c="2"/>3-0-0 <text:s text:c="2"/>2-0-0 <text:s text:c="2"/>3-0-0</text:p>
      <text:p text:style-name="P8">Seattle Seahawks <text:s text:c="13"/>3 3 0 <text:s/>.500 <text:s text:c="4"/>1-1-0 <text:s text:c="2"/>2-2-0 <text:s text:c="2"/>1-1-0 <text:s text:c="2"/>2-2-0</text:p>
      <text:p text:style-name="P8">Arizona Cardinals <text:s text:c="12"/>1 5 0 <text:s/>.167 <text:s text:c="4"/>0-3-0 <text:s text:c="2"/>1-2-0 <text:s text:c="2"/>1-2-0 <text:s text:c="2"/>1-5-0</text:p>
      <text:p text:style-name="P8">San Francisco 49ers <text:s text:c="10"/>1 5 0 <text:s/>.167 <text:s text:c="4"/>1-1-0 <text:s text:c="2"/>0-4-0 <text:s text:c="2"/>0-1-0 <text:s text:c="2"/>1-3-0</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2</text:p>
      <text:p text:style-name="P8"/>
      <text:p text:style-name="P8"/>
      <text:p text:style-name="P8">Enter the name of the team to add (-1 to cancel): Dublin Irish</text:p>
      <text:p text:style-name="P8">1. AFC East</text:p>
      <text:p text:style-name="P8">2. AFC North</text:p>
      <text:p text:style-name="P8">3. AFC South</text:p>
      <text:p text:style-name="P8">4. AFC West</text:p>
      <text:p text:style-name="P8">5. NFC East</text:p>
      <text:p text:style-name="P8">6. NFC North</text:p>
      <text:p text:style-name="P8">7. NFC South</text:p>
      <text:p text:style-name="P8">8. NFC West</text:p>
      <text:p text:style-name="P8">9. Cancel adding Dublin Irish</text:p>
      <text:p text:style-name="P8">Please enter the division the team is in: 7</text:p>
      <text:p text:style-name="P8">Does this team have en existing record you would like to enter? (y/n): n</text:p>
      <text:p text:style-name="P8">Dublin Irish added to the standings.</text:p>
      <text:p text:style-name="P8"/>
      <text:p text:style-name="P8"><text:soft-page-break/></text:p>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1</text:p>
      <text:p text:style-name="P8"/>
      <text:p text:style-name="P8"/>
      <text:p text:style-name="P8"/>
      <text:p text:style-name="P8">American Football Conference</text:p>
      <text:p text:style-name="P8"/>
      <text:p text:style-name="P8">AFC East <text:s text:c="21"/>W L T <text:s text:c="2"/>PCT <text:s text:c="4"/>HOME <text:s text:c="3"/>ROAD <text:s text:c="3"/>DIV <text:s text:c="4"/>CONF</text:p>
      <text:p text:style-name="P8">Miami Dolphins <text:s text:c="15"/>4 2 0 <text:s/>.667 <text:s text:c="4"/>3-0-0 <text:s text:c="2"/>1-2-0 <text:s text:c="2"/>1-1-0 <text:s text:c="2"/>3-2-0</text:p>
      <text:p text:style-name="P8">New England Patriots <text:s text:c="9"/>4 2 0 <text:s/>.667 <text:s text:c="4"/>4-0-0 <text:s text:c="2"/>0-2-0 <text:s text:c="2"/>1-0-0 <text:s text:c="2"/>4-1-0</text:p>
      <text:p text:style-name="P8">New York Jets <text:s text:c="16"/>3 3 0 <text:s/>.500 <text:s text:c="4"/>2-1-0 <text:s text:c="2"/>1-2-0 <text:s text:c="2"/>0-1-0 <text:s text:c="2"/>2-3-0</text:p>
      <text:p text:style-name="P8">Buffalo Bills <text:s text:c="16"/>2 4 0 <text:s/>.333 <text:s text:c="4"/>1-1-0 <text:s text:c="2"/>1-3-0 <text:s text:c="2"/>0-0-0 <text:s text:c="2"/>1-3-0</text:p>
      <text:p text:style-name="P8"/>
      <text:p text:style-name="P8">AFC North <text:s text:c="20"/>W L T <text:s text:c="2"/>PCT <text:s text:c="4"/>HOME <text:s text:c="3"/>ROAD <text:s text:c="3"/>DIV <text:s text:c="4"/>CONF</text:p>
      <text:p text:style-name="P8">Baltimore Ravens <text:s text:c="13"/>4 2 0 <text:s/>.667 <text:s text:c="4"/>2-0-0 <text:s text:c="2"/>2-2-0 <text:s text:c="2"/>1-2-0 <text:s text:c="2"/>4-2-0</text:p>
      <text:p text:style-name="P8">Cincinnati Bengals <text:s text:c="11"/>4 2 0 <text:s/>.667 <text:s text:c="4"/>2-1-0 <text:s text:c="2"/>2-1-0 <text:s text:c="2"/>1-1-0 <text:s text:c="2"/>3-1-0</text:p>
      <text:p text:style-name="P8">Pittsburgh Steelers <text:s text:c="10"/>3 2 1 <text:s/>.500 <text:s text:c="4"/>1-2-0 <text:s text:c="2"/>2-0-1 <text:s text:c="2"/>1-1-1 <text:s text:c="2"/>1-2-1</text:p>
      <text:p text:style-name="P8">Cleveland Browns <text:s text:c="13"/>2 3 1 <text:s/>.333 <text:s text:c="4"/>2-1-1 <text:s text:c="2"/>0-2-0 <text:s text:c="2"/>1-0-1 <text:s text:c="2"/>2-2-1</text:p>
      <text:p text:style-name="P8"/>
      <text:p text:style-name="P8">AFC South <text:s text:c="20"/>W L T <text:s text:c="2"/>PCT <text:s text:c="4"/>HOME <text:s text:c="3"/>ROAD <text:s text:c="3"/>DIV <text:s text:c="4"/>CONF</text:p>
      <text:p text:style-name="P8">Houston Texans <text:s text:c="15"/>3 3 0 <text:s/>.500 <text:s text:c="4"/>2-1-0 <text:s text:c="2"/>1-2-0 <text:s text:c="2"/>1-1-0 <text:s text:c="2"/>2-2-0</text:p>
      <text:p text:style-name="P8">Jacksonville Jaguars <text:s text:c="9"/>3 3 0 <text:s/>.500 <text:s text:c="4"/>2-1-0 <text:s text:c="2"/>1-2-0 <text:s text:c="2"/>0-1-0 <text:s text:c="2"/>2-2-0</text:p>
      <text:p text:style-name="P8">Tennessee Titans <text:s text:c="13"/>3 3 0 <text:s/>.500 <text:s text:c="4"/>2-1-0 <text:s text:c="2"/>1-2-0 <text:s text:c="2"/>2-0-0 <text:s text:c="2"/>2-3-0</text:p>
      <text:p text:style-name="P8">Indianapolis Colts <text:s text:c="11"/>1 5 0 <text:s/>.167 <text:s text:c="4"/>0-2-0 <text:s text:c="2"/>1-3-0 <text:s text:c="2"/>0-1-0 <text:s text:c="2"/>0-4-0</text:p>
      <text:p text:style-name="P8"/>
      <text:p text:style-name="P8">AFC West <text:s text:c="21"/>W L T <text:s text:c="2"/>PCT <text:s text:c="4"/>HOME <text:s text:c="3"/>ROAD <text:s text:c="3"/>DIV <text:s text:c="4"/>CONF</text:p>
      <text:p text:style-name="P8">Kansas City Chiefs <text:s text:c="11"/>5 1 0 <text:s/>.833 <text:s text:c="4"/>2-0-0 <text:s text:c="2"/>3-1-0 <text:s text:c="2"/>2-0-0 <text:s text:c="2"/>4-1-0</text:p>
      <text:p text:style-name="P8">Los Angeles Chargers <text:s text:c="9"/>4 2 0 <text:s/>.667 <text:s text:c="4"/>2-1-0 <text:s text:c="2"/>2-1-0 <text:s text:c="2"/>1-1-0 <text:s text:c="2"/>3-1-0</text:p>
      <text:p text:style-name="P8">Denver Broncos <text:s text:c="15"/>2 4 0 <text:s/>.333 <text:s text:c="4"/>2-2-0 <text:s text:c="2"/>0-2-0 <text:s text:c="2"/>1-1-0 <text:s text:c="2"/>1-3-0</text:p>
      <text:p text:style-name="P8">Oakland Raiders <text:s text:c="14"/>1 5 0 <text:s/>.167 <text:s text:c="4"/>1-2-0 <text:s text:c="2"/>0-3-0 <text:s text:c="2"/>0-2-0 <text:s text:c="2"/>1-3-0</text:p>
      <text:p text:style-name="P8"/>
      <text:p text:style-name="P8">National Football Conference</text:p>
      <text:p text:style-name="P8"/>
      <text:p text:style-name="P8">NFC East <text:s text:c="21"/>W L T <text:s text:c="2"/>PCT <text:s text:c="4"/>HOME <text:s text:c="3"/>ROAD <text:s text:c="3"/>DIV <text:s text:c="4"/>CONF</text:p>
      <text:p text:style-name="P8">Washington Redskins <text:s text:c="10"/>3 2 0 <text:s/>.600 <text:s text:c="4"/>2-1-0 <text:s text:c="2"/>1-1-0 <text:s text:c="2"/>0-0-0 <text:s text:c="2"/>3-1-0</text:p>
      <text:p text:style-name="P8">Dallas Cowboys <text:s text:c="15"/>3 3 0 <text:s/>.500 <text:s text:c="4"/>3-0-0 <text:s text:c="2"/>0-3-0 <text:s text:c="2"/>1-0-0 <text:s text:c="2"/>2-2-0</text:p>
      <text:p text:style-name="P8">Philadelphia Eagles <text:s text:c="10"/>3 3 0 <text:s/>.500 <text:s text:c="4"/>2-1-0 <text:s text:c="2"/>1-2-0 <text:s text:c="2"/>1-0-0 <text:s text:c="2"/>2-2-0</text:p>
      <text:p text:style-name="P8">New York Giants <text:s text:c="14"/>1 5 0 <text:s/>.167 <text:s text:c="4"/>0-3-0 <text:s text:c="2"/>1-2-0 <text:s text:c="2"/>0-2-0 <text:s text:c="2"/>0-4-0</text:p>
      <text:p text:style-name="P8"/>
      <text:p text:style-name="P8">NFC North <text:s text:c="20"/>W L T <text:s text:c="2"/>PCT <text:s text:c="4"/>HOME <text:s text:c="3"/>ROAD <text:s text:c="3"/>DIV <text:s text:c="4"/>CONF</text:p>
      <text:p text:style-name="P8"><text:soft-page-break/>Chicago Bears <text:s text:c="16"/>3 2 0 <text:s/>.600 <text:s text:c="4"/>2-0-0 <text:s text:c="2"/>1-2-0 <text:s text:c="2"/>0-1-0 <text:s text:c="2"/>3-1-0</text:p>
      <text:p text:style-name="P8">Green Bay Packers <text:s text:c="12"/>3 2 1 <text:s/>.500 <text:s text:c="4"/>3-0-1 <text:s text:c="2"/>0-2-0 <text:s text:c="2"/>1-1-1 <text:s text:c="2"/>2-2-1</text:p>
      <text:p text:style-name="P8">Minnesota Vikings <text:s text:c="12"/>3 2 1 <text:s/>.500 <text:s text:c="4"/>2-1-0 <text:s text:c="2"/>1-1-1 <text:s text:c="2"/>0-0-1 <text:s text:c="2"/>3-1-1</text:p>
      <text:p text:style-name="P8">Detroit Lions <text:s text:c="16"/>2 3 0 <text:s/>.400 <text:s text:c="4"/>2-1-0 <text:s text:c="2"/>0-2-0 <text:s text:c="2"/>1-0-0 <text:s text:c="2"/>1-2-0</text:p>
      <text:p text:style-name="P8"/>
      <text:p text:style-name="P8">NFC South <text:s text:c="20"/>W L T <text:s text:c="2"/>PCT <text:s text:c="4"/>HOME <text:s text:c="3"/>ROAD <text:s text:c="3"/>DIV <text:s text:c="4"/>CONF</text:p>
      <text:p text:style-name="P8">New Orleans Saints <text:s text:c="11"/>4 1 0 <text:s/>.800 <text:s text:c="4"/>2-1-0 <text:s text:c="2"/>2-0-0 <text:s text:c="2"/>1-1-0 <text:s text:c="2"/>3-1-0</text:p>
      <text:p text:style-name="P8">Carolina Panthers <text:s text:c="12"/>3 2 0 <text:s/>.600 <text:s text:c="4"/>3-0-0 <text:s text:c="2"/>0-2-0 <text:s text:c="2"/>0-1-0 <text:s text:c="2"/>2-2-0</text:p>
      <text:p text:style-name="P8">Tampa Bay Buccaneers <text:s text:c="9"/>2 3 0 <text:s/>.400 <text:s text:c="4"/>1-1-0 <text:s text:c="2"/>1-2-0 <text:s text:c="2"/>1-1-0 <text:s text:c="2"/>2-2-0</text:p>
      <text:p text:style-name="P8">Atlanta Falcons <text:s text:c="14"/>2 4 0 <text:s/>.333 <text:s text:c="4"/>2-2-0 <text:s text:c="2"/>0-2-0 <text:s text:c="2"/>2-1-0 <text:s text:c="2"/>2-2-0</text:p>
      <text:p text:style-name="P8">Dublin Irish <text:s text:c="17"/>0 0 0 <text:s/>.000 <text:s text:c="4"/>0-0-0 <text:s text:c="2"/>0-0-0 <text:s text:c="2"/>0-0-0 <text:s text:c="2"/>0-0-0</text:p>
      <text:p text:style-name="P8"/>
      <text:p text:style-name="P8">NFC West <text:s text:c="21"/>W L T <text:s text:c="2"/>PCT <text:s text:c="4"/>HOME <text:s text:c="3"/>ROAD <text:s text:c="3"/>DIV <text:s text:c="4"/>CONF</text:p>
      <text:p text:style-name="P8">Los Angeles Rams <text:s text:c="13"/>6 0 0 <text:s/>1.000 <text:s text:c="3"/>3-0-0 <text:s text:c="2"/>3-0-0 <text:s text:c="2"/>2-0-0 <text:s text:c="2"/>3-0-0</text:p>
      <text:p text:style-name="P8">Seattle Seahawks <text:s text:c="13"/>3 3 0 <text:s/>.500 <text:s text:c="4"/>1-1-0 <text:s text:c="2"/>2-2-0 <text:s text:c="2"/>1-1-0 <text:s text:c="2"/>2-2-0</text:p>
      <text:p text:style-name="P8">Arizona Cardinals <text:s text:c="12"/>1 5 0 <text:s/>.167 <text:s text:c="4"/>0-3-0 <text:s text:c="2"/>1-2-0 <text:s text:c="2"/>1-2-0 <text:s text:c="2"/>1-5-0</text:p>
      <text:p text:style-name="P8">San Francisco 49ers <text:s text:c="10"/>1 5 0 <text:s/>.167 <text:s text:c="4"/>1-1-0 <text:s text:c="2"/>0-4-0 <text:s text:c="2"/>0-1-0 <text:s text:c="2"/>1-3-0</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3</text:p>
      <text:p text:style-name="P8"/>
      <text:p text:style-name="P8"/>
      <text:p text:style-name="P8">Enter the name of the team to delete (-1 to cancel): Seattle Seahawks</text:p>
      <text:p text:style-name="P8">Seattle Seahawks deleted from the standings.</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4</text:p>
      <text:p text:style-name="P8"/>
      <text:p text:style-name="P8"/>
      <text:p text:style-name="P8">Enter the name of the home team (-1 to cancel): Buffalo Bills</text:p>
      <text:p text:style-name="P8">Enter the name of the away team (-1 to cancel): New York Jets</text:p>
      <text:p text:style-name="P8"><text:soft-page-break/>Please enter the home team score: 21</text:p>
      <text:p text:style-name="P8">Please enter the away team score: 3</text:p>
      <text:p text:style-name="P8">Buffalo Bills wins.</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5</text:p>
      <text:p text:style-name="P8"/>
      <text:p text:style-name="P8"/>
      <text:p text:style-name="P8">Enter the name of the team to edit (-1 to cancel): New England Patriots</text:p>
      <text:p text:style-name="P8">Please enter the total wins: 0</text:p>
      <text:p text:style-name="P8">Please enter the total losses: 2</text:p>
      <text:p text:style-name="P8">Please enter the total ties: 0</text:p>
      <text:p text:style-name="P8">Please enter the home wins: 0</text:p>
      <text:p text:style-name="P8">Please enter the home losses: 2</text:p>
      <text:p text:style-name="P8">Please enter the home ties: 0</text:p>
      <text:p text:style-name="P8">Please enter the away wins: 0</text:p>
      <text:p text:style-name="P8">Please enter the away losses: 0</text:p>
      <text:p text:style-name="P8">Please enter the away ties: 0</text:p>
      <text:p text:style-name="P8">Please enter the division wins: 0</text:p>
      <text:p text:style-name="P8">Please enter the division losses: 1</text:p>
      <text:p text:style-name="P8">Please enter the division ties: 0</text:p>
      <text:p text:style-name="P8">Please enter the conference wins: 0</text:p>
      <text:p text:style-name="P8">Please enter the conference losses: 1</text:p>
      <text:p text:style-name="P8">Please enter the conference ties: 0</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1</text:p>
      <text:p text:style-name="P8"/>
      <text:p text:style-name="P8"/>
      <text:p text:style-name="P8"/>
      <text:p text:style-name="P8">American Football Conference</text:p>
      <text:p text:style-name="P8"><text:soft-page-break/></text:p>
      <text:p text:style-name="P8">AFC East <text:s text:c="21"/>W L T <text:s text:c="2"/>PCT <text:s text:c="4"/>HOME <text:s text:c="3"/>ROAD <text:s text:c="3"/>DIV <text:s text:c="4"/>CONF</text:p>
      <text:p text:style-name="P8">Miami Dolphins <text:s text:c="15"/>4 2 0 <text:s/>.667 <text:s text:c="4"/>3-0-0 <text:s text:c="2"/>1-2-0 <text:s text:c="2"/>1-1-0 <text:s text:c="2"/>3-2-0</text:p>
      <text:p text:style-name="P8">Buffalo Bills <text:s text:c="16"/>3 4 0 <text:s/>.429 <text:s text:c="4"/>2-1-0 <text:s text:c="2"/>1-3-0 <text:s text:c="2"/>1-0-0 <text:s text:c="2"/>2-3-0</text:p>
      <text:p text:style-name="P8">New York Jets <text:s text:c="16"/>3 4 0 <text:s/>.429 <text:s text:c="4"/>2-1-0 <text:s text:c="2"/>1-3-0 <text:s text:c="2"/>0-2-0 <text:s text:c="2"/>2-4-0</text:p>
      <text:p text:style-name="P8">New England Patriots <text:s text:c="9"/>0 2 0 <text:s/>.000 <text:s text:c="4"/>0-2-0 <text:s text:c="2"/>0-0-0 <text:s text:c="2"/>0-1-0 <text:s text:c="2"/>0-1-0</text:p>
      <text:p text:style-name="P8"/>
      <text:p text:style-name="P8">AFC North <text:s text:c="20"/>W L T <text:s text:c="2"/>PCT <text:s text:c="4"/>HOME <text:s text:c="3"/>ROAD <text:s text:c="3"/>DIV <text:s text:c="4"/>CONF</text:p>
      <text:p text:style-name="P8">Baltimore Ravens <text:s text:c="13"/>4 2 0 <text:s/>.667 <text:s text:c="4"/>2-0-0 <text:s text:c="2"/>2-2-0 <text:s text:c="2"/>1-2-0 <text:s text:c="2"/>4-2-0</text:p>
      <text:p text:style-name="P8">Cincinnati Bengals <text:s text:c="11"/>4 2 0 <text:s/>.667 <text:s text:c="4"/>2-1-0 <text:s text:c="2"/>2-1-0 <text:s text:c="2"/>1-1-0 <text:s text:c="2"/>3-1-0</text:p>
      <text:p text:style-name="P8">Pittsburgh Steelers <text:s text:c="10"/>3 2 1 <text:s/>.500 <text:s text:c="4"/>1-2-0 <text:s text:c="2"/>2-0-1 <text:s text:c="2"/>1-1-1 <text:s text:c="2"/>1-2-1</text:p>
      <text:p text:style-name="P8">Cleveland Browns <text:s text:c="13"/>2 3 1 <text:s/>.333 <text:s text:c="4"/>2-1-1 <text:s text:c="2"/>0-2-0 <text:s text:c="2"/>1-0-1 <text:s text:c="2"/>2-2-1</text:p>
      <text:p text:style-name="P8"/>
      <text:p text:style-name="P8">AFC South <text:s text:c="20"/>W L T <text:s text:c="2"/>PCT <text:s text:c="4"/>HOME <text:s text:c="3"/>ROAD <text:s text:c="3"/>DIV <text:s text:c="4"/>CONF</text:p>
      <text:p text:style-name="P8">Houston Texans <text:s text:c="15"/>3 3 0 <text:s/>.500 <text:s text:c="4"/>2-1-0 <text:s text:c="2"/>1-2-0 <text:s text:c="2"/>1-1-0 <text:s text:c="2"/>2-2-0</text:p>
      <text:p text:style-name="P8">Jacksonville Jaguars <text:s text:c="9"/>3 3 0 <text:s/>.500 <text:s text:c="4"/>2-1-0 <text:s text:c="2"/>1-2-0 <text:s text:c="2"/>0-1-0 <text:s text:c="2"/>2-2-0</text:p>
      <text:p text:style-name="P8">Tennessee Titans <text:s text:c="13"/>3 3 0 <text:s/>.500 <text:s text:c="4"/>2-1-0 <text:s text:c="2"/>1-2-0 <text:s text:c="2"/>2-0-0 <text:s text:c="2"/>2-3-0</text:p>
      <text:p text:style-name="P8">Indianapolis Colts <text:s text:c="11"/>1 5 0 <text:s/>.167 <text:s text:c="4"/>0-2-0 <text:s text:c="2"/>1-3-0 <text:s text:c="2"/>0-1-0 <text:s text:c="2"/>0-4-0</text:p>
      <text:p text:style-name="P8"/>
      <text:p text:style-name="P8">AFC West <text:s text:c="21"/>W L T <text:s text:c="2"/>PCT <text:s text:c="4"/>HOME <text:s text:c="3"/>ROAD <text:s text:c="3"/>DIV <text:s text:c="4"/>CONF</text:p>
      <text:p text:style-name="P8">Kansas City Chiefs <text:s text:c="11"/>5 1 0 <text:s/>.833 <text:s text:c="4"/>2-0-0 <text:s text:c="2"/>3-1-0 <text:s text:c="2"/>2-0-0 <text:s text:c="2"/>4-1-0</text:p>
      <text:p text:style-name="P8">Los Angeles Chargers <text:s text:c="9"/>4 2 0 <text:s/>.667 <text:s text:c="4"/>2-1-0 <text:s text:c="2"/>2-1-0 <text:s text:c="2"/>1-1-0 <text:s text:c="2"/>3-1-0</text:p>
      <text:p text:style-name="P8">Denver Broncos <text:s text:c="15"/>2 4 0 <text:s/>.333 <text:s text:c="4"/>2-2-0 <text:s text:c="2"/>0-2-0 <text:s text:c="2"/>1-1-0 <text:s text:c="2"/>1-3-0</text:p>
      <text:p text:style-name="P8">Oakland Raiders <text:s text:c="14"/>1 5 0 <text:s/>.167 <text:s text:c="4"/>1-2-0 <text:s text:c="2"/>0-3-0 <text:s text:c="2"/>0-2-0 <text:s text:c="2"/>1-3-0</text:p>
      <text:p text:style-name="P8"/>
      <text:p text:style-name="P8">National Football Conference</text:p>
      <text:p text:style-name="P8"/>
      <text:p text:style-name="P8">NFC East <text:s text:c="21"/>W L T <text:s text:c="2"/>PCT <text:s text:c="4"/>HOME <text:s text:c="3"/>ROAD <text:s text:c="3"/>DIV <text:s text:c="4"/>CONF</text:p>
      <text:p text:style-name="P8">Washington Redskins <text:s text:c="10"/>3 2 0 <text:s/>.600 <text:s text:c="4"/>2-1-0 <text:s text:c="2"/>1-1-0 <text:s text:c="2"/>0-0-0 <text:s text:c="2"/>3-1-0</text:p>
      <text:p text:style-name="P8">Dallas Cowboys <text:s text:c="15"/>3 3 0 <text:s/>.500 <text:s text:c="4"/>3-0-0 <text:s text:c="2"/>0-3-0 <text:s text:c="2"/>1-0-0 <text:s text:c="2"/>2-2-0</text:p>
      <text:p text:style-name="P8">Philadelphia Eagles <text:s text:c="10"/>3 3 0 <text:s/>.500 <text:s text:c="4"/>2-1-0 <text:s text:c="2"/>1-2-0 <text:s text:c="2"/>1-0-0 <text:s text:c="2"/>2-2-0</text:p>
      <text:p text:style-name="P8">New York Giants <text:s text:c="14"/>1 5 0 <text:s/>.167 <text:s text:c="4"/>0-3-0 <text:s text:c="2"/>1-2-0 <text:s text:c="2"/>0-2-0 <text:s text:c="2"/>0-4-0</text:p>
      <text:p text:style-name="P8"/>
      <text:p text:style-name="P8">NFC North <text:s text:c="20"/>W L T <text:s text:c="2"/>PCT <text:s text:c="4"/>HOME <text:s text:c="3"/>ROAD <text:s text:c="3"/>DIV <text:s text:c="4"/>CONF</text:p>
      <text:p text:style-name="P8">Chicago Bears <text:s text:c="16"/>3 2 0 <text:s/>.600 <text:s text:c="4"/>2-0-0 <text:s text:c="2"/>1-2-0 <text:s text:c="2"/>0-1-0 <text:s text:c="2"/>3-1-0</text:p>
      <text:p text:style-name="P8">Green Bay Packers <text:s text:c="12"/>3 2 1 <text:s/>.500 <text:s text:c="4"/>3-0-1 <text:s text:c="2"/>0-2-0 <text:s text:c="2"/>1-1-1 <text:s text:c="2"/>2-2-1</text:p>
      <text:p text:style-name="P8">Minnesota Vikings <text:s text:c="12"/>3 2 1 <text:s/>.500 <text:s text:c="4"/>2-1-0 <text:s text:c="2"/>1-1-1 <text:s text:c="2"/>0-0-1 <text:s text:c="2"/>3-1-1</text:p>
      <text:p text:style-name="P8">Detroit Lions <text:s text:c="16"/>2 3 0 <text:s/>.400 <text:s text:c="4"/>2-1-0 <text:s text:c="2"/>0-2-0 <text:s text:c="2"/>1-0-0 <text:s text:c="2"/>1-2-0</text:p>
      <text:p text:style-name="P8"/>
      <text:p text:style-name="P8">NFC South <text:s text:c="20"/>W L T <text:s text:c="2"/>PCT <text:s text:c="4"/>HOME <text:s text:c="3"/>ROAD <text:s text:c="3"/>DIV <text:s text:c="4"/>CONF</text:p>
      <text:p text:style-name="P8">New Orleans Saints <text:s text:c="11"/>4 1 0 <text:s/>.800 <text:s text:c="4"/>2-1-0 <text:s text:c="2"/>2-0-0 <text:s text:c="2"/>1-1-0 <text:s text:c="2"/>3-1-0</text:p>
      <text:p text:style-name="P8">Carolina Panthers <text:s text:c="12"/>3 2 0 <text:s/>.600 <text:s text:c="4"/>3-0-0 <text:s text:c="2"/>0-2-0 <text:s text:c="2"/>0-1-0 <text:s text:c="2"/>2-2-0</text:p>
      <text:p text:style-name="P8">Tampa Bay Buccaneers <text:s text:c="9"/>2 3 0 <text:s/>.400 <text:s text:c="4"/>1-1-0 <text:s text:c="2"/>1-2-0 <text:s text:c="2"/>1-1-0 <text:s text:c="2"/>2-2-0</text:p>
      <text:p text:style-name="P8">Atlanta Falcons <text:s text:c="14"/>2 4 0 <text:s/>.333 <text:s text:c="4"/>2-2-0 <text:s text:c="2"/>0-2-0 <text:s text:c="2"/>2-1-0 <text:s text:c="2"/>2-2-0</text:p>
      <text:p text:style-name="P8">Dublin Irish <text:s text:c="17"/>0 0 0 <text:s/>.000 <text:s text:c="4"/>0-0-0 <text:s text:c="2"/>0-0-0 <text:s text:c="2"/>0-0-0 <text:s text:c="2"/>0-0-0</text:p>
      <text:p text:style-name="P8"/>
      <text:p text:style-name="P8">NFC West <text:s text:c="21"/>W L T <text:s text:c="2"/>PCT <text:s text:c="4"/>HOME <text:s text:c="3"/>ROAD <text:s text:c="3"/>DIV <text:s text:c="4"/>CONF</text:p>
      <text:p text:style-name="P8">Los Angeles Rams <text:s text:c="13"/>6 0 0 <text:s/>1.000 <text:s text:c="3"/>3-0-0 <text:s text:c="2"/>3-0-0 <text:s text:c="2"/>2-0-0 <text:s text:c="2"/>3-0-0</text:p>
      <text:p text:style-name="P8">Arizona Cardinals <text:s text:c="12"/>1 5 0 <text:s/>.167 <text:s text:c="4"/>0-3-0 <text:s text:c="2"/>1-2-0 <text:s text:c="2"/>1-2-0 <text:s text:c="2"/>1-5-0</text:p>
      <text:p text:style-name="P8"><text:soft-page-break/>San Francisco 49ers <text:s text:c="10"/>1 5 0 <text:s/>.167 <text:s text:c="4"/>1-1-0 <text:s text:c="2"/>0-4-0 <text:s text:c="2"/>0-1-0 <text:s text:c="2"/>1-3-0</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6</text:p>
      <text:p text:style-name="P8"/>
      <text:p text:style-name="P8"/>
      <text:p text:style-name="P8">Enter the date: 11082018</text:p>
      <text:p text:style-name="P8">Results written to NFL_standings_11082018.tsv</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7</text:p>
      <text:p text:style-name="P8"/>
      <text:p text:style-name="P8"/>
      <text:p text:style-name="P8">Enter the name of the file with the teams information: NFL_standings_11082018.tsv</text:p>
      <text:p text:style-name="P8">NFL_standings_11082018.tsv successfully loaded.</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1</text:p>
      <text:p text:style-name="P8"/>
      <text:p text:style-name="P8"/>
      <text:p text:style-name="P8"/>
      <text:p text:style-name="P8">American Football Conference</text:p>
      <text:p text:style-name="P8"><text:soft-page-break/></text:p>
      <text:p text:style-name="P8">AFC East <text:s text:c="21"/>W L T <text:s text:c="2"/>PCT <text:s text:c="4"/>HOME <text:s text:c="3"/>ROAD <text:s text:c="3"/>DIV <text:s text:c="4"/>CONF</text:p>
      <text:p text:style-name="P8">Miami Dolphins <text:s text:c="15"/>4 2 0 <text:s/>.667 <text:s text:c="4"/>3-0-0 <text:s text:c="2"/>1-2-0 <text:s text:c="2"/>1-1-0 <text:s text:c="2"/>3-2-0</text:p>
      <text:p text:style-name="P8">Buffalo Bills <text:s text:c="16"/>3 4 0 <text:s/>.429 <text:s text:c="4"/>2-1-0 <text:s text:c="2"/>1-3-0 <text:s text:c="2"/>1-0-0 <text:s text:c="2"/>2-3-0</text:p>
      <text:p text:style-name="P8">New York Jets <text:s text:c="16"/>3 4 0 <text:s/>.429 <text:s text:c="4"/>2-1-0 <text:s text:c="2"/>1-3-0 <text:s text:c="2"/>0-2-0 <text:s text:c="2"/>2-4-0</text:p>
      <text:p text:style-name="P8">New England Patriots <text:s text:c="9"/>0 2 0 <text:s/>.000 <text:s text:c="4"/>0-2-0 <text:s text:c="2"/>0-0-0 <text:s text:c="2"/>0-1-0 <text:s text:c="2"/>0-1-0</text:p>
      <text:p text:style-name="P8"/>
      <text:p text:style-name="P8">AFC North <text:s text:c="20"/>W L T <text:s text:c="2"/>PCT <text:s text:c="4"/>HOME <text:s text:c="3"/>ROAD <text:s text:c="3"/>DIV <text:s text:c="4"/>CONF</text:p>
      <text:p text:style-name="P8">Baltimore Ravens <text:s text:c="13"/>4 2 0 <text:s/>.667 <text:s text:c="4"/>2-0-0 <text:s text:c="2"/>2-2-0 <text:s text:c="2"/>1-2-0 <text:s text:c="2"/>4-2-0</text:p>
      <text:p text:style-name="P8">Cincinnati Bengals <text:s text:c="11"/>4 2 0 <text:s/>.667 <text:s text:c="4"/>2-1-0 <text:s text:c="2"/>2-1-0 <text:s text:c="2"/>1-1-0 <text:s text:c="2"/>3-1-0</text:p>
      <text:p text:style-name="P8">Pittsburgh Steelers <text:s text:c="10"/>3 2 1 <text:s/>.500 <text:s text:c="4"/>1-2-0 <text:s text:c="2"/>2-0-1 <text:s text:c="2"/>1-1-1 <text:s text:c="2"/>1-2-1</text:p>
      <text:p text:style-name="P8">Cleveland Browns <text:s text:c="13"/>2 3 1 <text:s/>.333 <text:s text:c="4"/>2-1-1 <text:s text:c="2"/>0-2-0 <text:s text:c="2"/>1-0-1 <text:s text:c="2"/>2-2-1</text:p>
      <text:p text:style-name="P8"/>
      <text:p text:style-name="P8">AFC South <text:s text:c="20"/>W L T <text:s text:c="2"/>PCT <text:s text:c="4"/>HOME <text:s text:c="3"/>ROAD <text:s text:c="3"/>DIV <text:s text:c="4"/>CONF</text:p>
      <text:p text:style-name="P8">Houston Texans <text:s text:c="15"/>3 3 0 <text:s/>.500 <text:s text:c="4"/>2-1-0 <text:s text:c="2"/>1-2-0 <text:s text:c="2"/>1-1-0 <text:s text:c="2"/>2-2-0</text:p>
      <text:p text:style-name="P8">Jacksonville Jaguars <text:s text:c="9"/>3 3 0 <text:s/>.500 <text:s text:c="4"/>2-1-0 <text:s text:c="2"/>1-2-0 <text:s text:c="2"/>0-1-0 <text:s text:c="2"/>2-2-0</text:p>
      <text:p text:style-name="P8">Tennessee Titans <text:s text:c="13"/>3 3 0 <text:s/>.500 <text:s text:c="4"/>2-1-0 <text:s text:c="2"/>1-2-0 <text:s text:c="2"/>2-0-0 <text:s text:c="2"/>2-3-0</text:p>
      <text:p text:style-name="P8">Indianapolis Colts <text:s text:c="11"/>1 5 0 <text:s/>.167 <text:s text:c="4"/>0-2-0 <text:s text:c="2"/>1-3-0 <text:s text:c="2"/>0-1-0 <text:s text:c="2"/>0-4-0</text:p>
      <text:p text:style-name="P8"/>
      <text:p text:style-name="P8">AFC West <text:s text:c="21"/>W L T <text:s text:c="2"/>PCT <text:s text:c="4"/>HOME <text:s text:c="3"/>ROAD <text:s text:c="3"/>DIV <text:s text:c="4"/>CONF</text:p>
      <text:p text:style-name="P8">Kansas City Chiefs <text:s text:c="11"/>5 1 0 <text:s/>.833 <text:s text:c="4"/>2-0-0 <text:s text:c="2"/>3-1-0 <text:s text:c="2"/>2-0-0 <text:s text:c="2"/>4-1-0</text:p>
      <text:p text:style-name="P8">Los Angeles Chargers <text:s text:c="9"/>4 2 0 <text:s/>.667 <text:s text:c="4"/>2-1-0 <text:s text:c="2"/>2-1-0 <text:s text:c="2"/>1-1-0 <text:s text:c="2"/>3-1-0</text:p>
      <text:p text:style-name="P8">Denver Broncos <text:s text:c="15"/>2 4 0 <text:s/>.333 <text:s text:c="4"/>2-2-0 <text:s text:c="2"/>0-2-0 <text:s text:c="2"/>1-1-0 <text:s text:c="2"/>1-3-0</text:p>
      <text:p text:style-name="P8">Oakland Raiders <text:s text:c="14"/>1 5 0 <text:s/>.167 <text:s text:c="4"/>1-2-0 <text:s text:c="2"/>0-3-0 <text:s text:c="2"/>0-2-0 <text:s text:c="2"/>1-3-0</text:p>
      <text:p text:style-name="P8"/>
      <text:p text:style-name="P8">National Football Conference</text:p>
      <text:p text:style-name="P8"/>
      <text:p text:style-name="P8">NFC East <text:s text:c="21"/>W L T <text:s text:c="2"/>PCT <text:s text:c="4"/>HOME <text:s text:c="3"/>ROAD <text:s text:c="3"/>DIV <text:s text:c="4"/>CONF</text:p>
      <text:p text:style-name="P8">Washington Redskins <text:s text:c="10"/>3 2 0 <text:s/>.600 <text:s text:c="4"/>2-1-0 <text:s text:c="2"/>1-1-0 <text:s text:c="2"/>0-0-0 <text:s text:c="2"/>3-1-0</text:p>
      <text:p text:style-name="P8">Dallas Cowboys <text:s text:c="15"/>3 3 0 <text:s/>.500 <text:s text:c="4"/>3-0-0 <text:s text:c="2"/>0-3-0 <text:s text:c="2"/>1-0-0 <text:s text:c="2"/>2-2-0</text:p>
      <text:p text:style-name="P8">Philadelphia Eagles <text:s text:c="10"/>3 3 0 <text:s/>.500 <text:s text:c="4"/>2-1-0 <text:s text:c="2"/>1-2-0 <text:s text:c="2"/>1-0-0 <text:s text:c="2"/>2-2-0</text:p>
      <text:p text:style-name="P8">New York Giants <text:s text:c="14"/>1 5 0 <text:s/>.167 <text:s text:c="4"/>0-3-0 <text:s text:c="2"/>1-2-0 <text:s text:c="2"/>0-2-0 <text:s text:c="2"/>0-4-0</text:p>
      <text:p text:style-name="P8"/>
      <text:p text:style-name="P8">NFC North <text:s text:c="20"/>W L T <text:s text:c="2"/>PCT <text:s text:c="4"/>HOME <text:s text:c="3"/>ROAD <text:s text:c="3"/>DIV <text:s text:c="4"/>CONF</text:p>
      <text:p text:style-name="P8">Chicago Bears <text:s text:c="16"/>3 2 0 <text:s/>.600 <text:s text:c="4"/>2-0-0 <text:s text:c="2"/>1-2-0 <text:s text:c="2"/>0-1-0 <text:s text:c="2"/>3-1-0</text:p>
      <text:p text:style-name="P8">Green Bay Packers <text:s text:c="12"/>3 2 1 <text:s/>.500 <text:s text:c="4"/>3-0-1 <text:s text:c="2"/>0-2-0 <text:s text:c="2"/>1-1-1 <text:s text:c="2"/>2-2-1</text:p>
      <text:p text:style-name="P8">Minnesota Vikings <text:s text:c="12"/>3 2 1 <text:s/>.500 <text:s text:c="4"/>2-1-0 <text:s text:c="2"/>1-1-1 <text:s text:c="2"/>0-0-1 <text:s text:c="2"/>3-1-1</text:p>
      <text:p text:style-name="P8">Detroit Lions <text:s text:c="16"/>2 3 0 <text:s/>.400 <text:s text:c="4"/>2-1-0 <text:s text:c="2"/>0-2-0 <text:s text:c="2"/>1-0-0 <text:s text:c="2"/>1-2-0</text:p>
      <text:p text:style-name="P8"/>
      <text:p text:style-name="P8">NFC South <text:s text:c="20"/>W L T <text:s text:c="2"/>PCT <text:s text:c="4"/>HOME <text:s text:c="3"/>ROAD <text:s text:c="3"/>DIV <text:s text:c="4"/>CONF</text:p>
      <text:p text:style-name="P8">New Orleans Saints <text:s text:c="11"/>4 1 0 <text:s/>.800 <text:s text:c="4"/>2-1-0 <text:s text:c="2"/>2-0-0 <text:s text:c="2"/>1-1-0 <text:s text:c="2"/>3-1-0</text:p>
      <text:p text:style-name="P8">Carolina Panthers <text:s text:c="12"/>3 2 0 <text:s/>.600 <text:s text:c="4"/>3-0-0 <text:s text:c="2"/>0-2-0 <text:s text:c="2"/>0-1-0 <text:s text:c="2"/>2-2-0</text:p>
      <text:p text:style-name="P8">Tampa Bay Buccaneers <text:s text:c="9"/>2 3 0 <text:s/>.400 <text:s text:c="4"/>1-1-0 <text:s text:c="2"/>1-2-0 <text:s text:c="2"/>1-1-0 <text:s text:c="2"/>2-2-0</text:p>
      <text:p text:style-name="P8">Atlanta Falcons <text:s text:c="14"/>2 4 0 <text:s/>.333 <text:s text:c="4"/>2-2-0 <text:s text:c="2"/>0-2-0 <text:s text:c="2"/>2-1-0 <text:s text:c="2"/>2-2-0</text:p>
      <text:p text:style-name="P8">Dublin Irish <text:s text:c="17"/>0 0 0 <text:s/>.000 <text:s text:c="4"/>0-0-0 <text:s text:c="2"/>0-0-0 <text:s text:c="2"/>0-0-0 <text:s text:c="2"/>0-0-0</text:p>
      <text:p text:style-name="P8"/>
      <text:p text:style-name="P8">NFC West <text:s text:c="21"/>W L T <text:s text:c="2"/>PCT <text:s text:c="4"/>HOME <text:s text:c="3"/>ROAD <text:s text:c="3"/>DIV <text:s text:c="4"/>CONF</text:p>
      <text:p text:style-name="P8">Los Angeles Rams <text:s text:c="13"/>6 0 0 <text:s/>1.000 <text:s text:c="3"/>3-0-0 <text:s text:c="2"/>3-0-0 <text:s text:c="2"/>2-0-0 <text:s text:c="2"/>3-0-0</text:p>
      <text:p text:style-name="P8">Arizona Cardinals <text:s text:c="12"/>1 5 0 <text:s/>.167 <text:s text:c="4"/>0-3-0 <text:s text:c="2"/>1-2-0 <text:s text:c="2"/>1-2-0 <text:s text:c="2"/>1-5-0</text:p>
      <text:p text:style-name="P8"><text:soft-page-break/>San Francisco 49ers <text:s text:c="10"/>1 5 0 <text:s/>.167 <text:s text:c="4"/>1-1-0 <text:s text:c="2"/>0-4-0 <text:s text:c="2"/>0-1-0 <text:s text:c="2"/>1-3-0</text:p>
      <text:p text:style-name="P8"/>
      <text:p text:style-name="P8"/>
      <text:p text:style-name="P8">1. View the list of teams.</text:p>
      <text:p text:style-name="P8">2. Add a team.</text:p>
      <text:p text:style-name="P8">3. Delete a team.</text:p>
      <text:p text:style-name="P8">4. Play a game.</text:p>
      <text:p text:style-name="P8">5. Edit a team.</text:p>
      <text:p text:style-name="P8">6. Output results.</text:p>
      <text:p text:style-name="P8">7. Read in a different file.</text:p>
      <text:p text:style-name="P8">8. Print the title.</text:p>
      <text:p text:style-name="P8">9. Exit.</text:p>
      <text:p text:style-name="P8">Make a selection:9</text:p>
      <text:p text:style-name="P8"/>
      <text:p text:style-name="P8"/>
      <text:p text:style-name="P8">Press any key to continue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6:54:12.094000000</meta:creation-date>
    <dc:date>2018-11-08T07:55:46.024000000</dc:date>
    <meta:editing-duration>PT9M3S</meta:editing-duration>
    <meta:editing-cycles>1</meta:editing-cycles>
    <meta:document-statistic meta:table-count="0" meta:image-count="0" meta:object-count="0" meta:page-count="11" meta:paragraph-count="344" meta:word-count="2788" meta:character-count="18027" meta:non-whitespace-character-count="11342"/>
    <meta:generator>LibreOffice/4.4.4.3$Windows_x86 LibreOffice_project/2c39ebcf046445232b798108aa8a7e7d89552ea8</meta:generator>
  </office:meta>
</office:document-meta>
</file>